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paragraph-properties fo:margin-top="0cm" fo:margin-bottom="0.499cm" loext:contextual-spacing="false"/>
      <style:text-properties fo:font-size="12pt" style:font-size-asian="12pt" style:font-size-complex="12pt"/>
    </style:style>
    <style:style style:name="P3" style:family="paragraph" style:parent-style-name="Standard">
      <style:paragraph-properties fo:margin-top="0cm" fo:margin-bottom="0.499cm" loext:contextual-spacing="false"/>
      <style:text-properties fo:font-size="10.5pt" officeooo:rsid="001c7b80" style:font-size-asian="10.5pt" style:font-size-complex="10.5pt"/>
    </style:style>
    <style:style style:name="P4" style:family="paragraph" style:parent-style-name="Standard">
      <style:text-properties fo:font-size="10.5pt" style:font-size-asian="10.5pt" style:font-size-complex="10.5pt"/>
    </style:style>
    <style:style style:name="P5" style:family="paragraph" style:parent-style-name="Standard">
      <style:text-properties fo:font-size="10.5pt" fo:font-weight="bold" style:font-size-asian="10.5pt" style:font-weight-asian="bold" style:font-size-complex="10.5pt" style:font-weight-complex="bold"/>
    </style:style>
    <style:style style:name="P6" style:family="paragraph" style:parent-style-name="Standard">
      <style:text-properties fo:font-size="10.5pt" fo:font-weight="bold" officeooo:rsid="001c7b80" style:font-size-asian="10.5pt" style:font-weight-asian="bold" style:font-size-complex="10.5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weight="bold" style:font-weight-asian="bold" style:font-weight-complex="bold"/>
    </style:style>
    <style:style style:name="P9" style:family="paragraph" style:parent-style-name="Standard">
      <style:text-properties fo:language="en" fo:country="GB" officeooo:paragraph-rsid="0024d208"/>
    </style:style>
    <style:style style:name="P10" style:family="paragraph" style:parent-style-name="Standard">
      <style:text-properties fo:language="en" fo:country="GB" officeooo:paragraph-rsid="0029b04c"/>
    </style:style>
    <style:style style:name="P11" style:family="paragraph" style:parent-style-name="Standard">
      <style:text-properties fo:language="en" fo:country="GB" officeooo:paragraph-rsid="002ba60f"/>
    </style:style>
    <style:style style:name="P12" style:family="paragraph" style:parent-style-name="Standard">
      <style:text-properties fo:language="en" fo:country="GB" officeooo:paragraph-rsid="002c641e"/>
    </style:style>
    <style:style style:name="P13" style:family="paragraph" style:parent-style-name="Preformatted_20_Text">
      <style:text-properties fo:font-size="10.5pt" style:font-size-asian="10.5pt" style:font-size-complex="10.5pt"/>
    </style:style>
    <style:style style:name="P14" style:family="paragraph" style:parent-style-name="Text_20_body">
      <style:text-properties fo:language="en" fo:country="US" officeooo:rsid="001e3cd7" officeooo:paragraph-rsid="001e3cd7"/>
    </style:style>
    <style:style style:name="P15" style:family="paragraph" style:parent-style-name="Text_20_body">
      <style:text-properties fo:language="en" fo:country="US" officeooo:rsid="0024d208" officeooo:paragraph-rsid="0031327f" style:language-asian="ja" style:country-asian="JP"/>
    </style:style>
    <style:style style:name="P16" style:family="paragraph" style:parent-style-name="Text_20_body">
      <style:text-properties fo:language="ca" fo:country="ES" officeooo:paragraph-rsid="00287c31"/>
    </style:style>
    <style:style style:name="P17" style:family="paragraph" style:parent-style-name="Text_20_body">
      <style:text-properties fo:language="eo" fo:country="none" officeooo:rsid="002e6bc1" officeooo:paragraph-rsid="002e6bc1" style:language-complex="ta" style:country-complex="IN"/>
    </style:style>
    <style:style style:name="P18" style:family="paragraph" style:parent-style-name="Text_20_body">
      <style:text-properties fo:language="eo" fo:country="none" officeooo:rsid="00308626" officeooo:paragraph-rsid="00308626"/>
    </style:style>
    <style:style style:name="P19" style:family="paragraph" style:parent-style-name="Text_20_body">
      <style:text-properties fo:language="ast" fo:country="ES" officeooo:rsid="00287c31" officeooo:paragraph-rsid="00308626"/>
    </style:style>
    <style:style style:name="P20" style:family="paragraph" style:parent-style-name="Text_20_body">
      <style:text-properties fo:language="be" fo:country="BY" officeooo:rsid="00308626" officeooo:paragraph-rsid="00308626"/>
    </style:style>
    <style:style style:name="P21" style:family="paragraph" style:parent-style-name="Text_20_body">
      <style:text-properties fo:language="br" fo:country="FR" officeooo:rsid="00308626" officeooo:paragraph-rsid="00308626"/>
    </style:style>
    <style:style style:name="P22" style:family="paragraph" style:parent-style-name="Text_20_body">
      <style:text-properties fo:language="da" fo:country="DK" officeooo:rsid="00308626" officeooo:paragraph-rsid="00308626"/>
    </style:style>
    <style:style style:name="P23" style:family="paragraph" style:parent-style-name="Text_20_body">
      <style:text-properties fo:language="nl" fo:country="NL" officeooo:rsid="00308626" officeooo:paragraph-rsid="00308626"/>
    </style:style>
    <style:style style:name="P24" style:family="paragraph" style:parent-style-name="Text_20_body">
      <style:text-properties fo:language="gl" fo:country="ES" officeooo:rsid="00308626" officeooo:paragraph-rsid="00308626"/>
    </style:style>
    <style:style style:name="P25" style:family="paragraph" style:parent-style-name="Text_20_body">
      <style:text-properties fo:language="is" fo:country="IS" officeooo:rsid="00308626" officeooo:paragraph-rsid="00308626"/>
    </style:style>
    <style:style style:name="P26" style:family="paragraph" style:parent-style-name="Text_20_body">
      <style:text-properties fo:language="it" fo:country="IT" officeooo:rsid="0031327f" officeooo:paragraph-rsid="0031327f"/>
    </style:style>
    <style:style style:name="P27" style:family="paragraph" style:parent-style-name="Text_20_body">
      <style:text-properties fo:language="pl" fo:country="PL" officeooo:rsid="0031327f" officeooo:paragraph-rsid="0031327f"/>
    </style:style>
    <style:style style:name="P28" style:family="paragraph" style:parent-style-name="Text_20_body">
      <style:text-properties fo:language="pt" fo:country="PT" officeooo:rsid="0031327f" officeooo:paragraph-rsid="0031327f"/>
    </style:style>
    <style:style style:name="P29" style:family="paragraph" style:parent-style-name="Text_20_body">
      <style:text-properties fo:language="ru" fo:country="RU"/>
    </style:style>
    <style:style style:name="P30" style:family="paragraph" style:parent-style-name="Text_20_body">
      <style:text-properties fo:language="sk" fo:country="SK" officeooo:rsid="0031327f" officeooo:paragraph-rsid="0031327f"/>
    </style:style>
    <style:style style:name="P31" style:family="paragraph" style:parent-style-name="Text_20_body">
      <style:text-properties fo:language="sl" fo:country="SI" officeooo:rsid="0031327f" officeooo:paragraph-rsid="0031327f"/>
    </style:style>
    <style:style style:name="P32" style:family="paragraph" style:parent-style-name="Text_20_body">
      <style:text-properties fo:language="es" fo:country="ES" officeooo:rsid="0031327f" officeooo:paragraph-rsid="0031327f"/>
    </style:style>
    <style:style style:name="P33" style:family="paragraph" style:parent-style-name="Text_20_body">
      <style:text-properties fo:language="tl" fo:country="PH" officeooo:rsid="0031327f" officeooo:paragraph-rsid="0031327f" style:language-complex="ta" style:country-complex="IN"/>
    </style:style>
    <style:style style:name="P34" style:family="paragraph" style:parent-style-name="Text_20_body">
      <style:text-properties fo:language="uk" fo:country="UA"/>
    </style:style>
    <style:style style:name="P35" style:family="paragraph" style:parent-style-name="Text_20_body">
      <style:text-properties officeooo:rsid="00339b09" officeooo:paragraph-rsid="00339b09"/>
    </style:style>
    <style:style style:name="P36" style:family="paragraph" style:parent-style-name="Text_20_body">
      <style:text-properties fo:language="fr" fo:country="FR" officeooo:rsid="00308626" officeooo:paragraph-rsid="00308626"/>
    </style:style>
    <style:style style:name="P37" style:family="paragraph" style:parent-style-name="Footnote">
      <style:text-properties fo:language="en" fo:country="GB" officeooo:rsid="0029b04c" officeooo:paragraph-rsid="0029b04c"/>
    </style:style>
    <style:style style:name="P38" style:family="paragraph" style:parent-style-name="Endnote">
      <style:text-properties officeooo:rsid="002ba60f"/>
    </style:style>
    <style:style style:name="P39" style:family="paragraph" style:parent-style-name="Endnote">
      <style:text-properties fo:language="en" fo:country="GB" officeooo:rsid="002ba60f" officeooo:paragraph-rsid="002ba60f"/>
    </style:style>
    <style:style style:name="P40" style:family="paragraph" style:parent-style-name="Text_20_body">
      <style:paragraph-properties fo:text-align="end" style:justify-single-word="false" style:writing-mode="rl-tb"/>
      <style:text-properties fo:language="en" fo:country="GB" officeooo:rsid="002e6bc1" officeooo:paragraph-rsid="0031327f" style:language-complex="fa" style:country-complex="IR"/>
    </style:style>
    <style:style style:name="P41" style:family="paragraph" style:parent-style-name="Heading_20_2">
      <style:text-properties fo:language="en" fo:country="US"/>
    </style:style>
    <style:style style:name="P42" style:family="paragraph" style:parent-style-name="Heading_20_2">
      <style:text-properties fo:language="en" fo:country="US" officeooo:rsid="00308626"/>
    </style:style>
    <style:style style:name="P43" style:family="paragraph" style:parent-style-name="Heading_20_2">
      <style:text-properties fo:language="en" fo:country="US" officeooo:paragraph-rsid="0031327f"/>
    </style:style>
    <style:style style:name="P44" style:family="paragraph" style:parent-style-name="Heading_20_2">
      <style:paragraph-properties fo:text-align="end" style:justify-single-word="false"/>
      <style:text-properties fo:language="en" fo:country="US" officeooo:paragraph-rsid="0031327f"/>
    </style:style>
    <style:style style:name="P45" style:family="paragraph" style:parent-style-name="Heading_20_2">
      <style:text-properties fo:language="en" fo:country="US" officeooo:rsid="00339b09" officeooo:paragraph-rsid="00339b09"/>
    </style:style>
    <style:style style:name="P46" style:family="paragraph" style:parent-style-name="Heading_20_2">
      <style:text-properties officeooo:paragraph-rsid="00308626"/>
    </style:style>
    <style:style style:name="P47" style:family="paragraph" style:parent-style-name="Heading_20_2">
      <style:text-properties fo:language="fr" fo:country="FR" style:font-weight-asian="normal" style:font-weight-complex="normal"/>
    </style:style>
    <style:style style:name="T1" style:family="text">
      <style:text-properties style:font-name="Courier New" style:font-name-asian="Courier New" style:font-name-complex="Courier New"/>
    </style:style>
    <style:style style:name="T2" style:family="text">
      <style:text-properties officeooo:rsid="0024d208"/>
    </style:style>
    <style:style style:name="T3" style:family="text">
      <style:text-properties officeooo:rsid="00287c31"/>
    </style:style>
    <style:style style:name="T4" style:family="text">
      <style:text-properties fo:language="en" fo:country="US"/>
    </style:style>
    <style:style style:name="T5" style:family="text">
      <style:text-properties fo:language="en" fo:country="US" officeooo:rsid="00287c31"/>
    </style:style>
    <style:style style:name="T6" style:family="text">
      <style:text-properties fo:language="en" fo:country="US" officeooo:rsid="00339b09"/>
    </style:style>
    <style:style style:name="T7" style:family="text">
      <style:text-properties officeooo:rsid="0029b04c"/>
    </style:style>
    <style:style style:name="T8" style:family="text">
      <style:text-properties officeooo:rsid="00308626"/>
    </style:style>
    <style:style style:name="T9" style:family="text">
      <style:text-properties officeooo:rsid="0032cb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xamples of errors detected by LanguageTool (<text:a xlink:type="simple" xlink:href="http://www.languagetool.org/" text:style-name="Internet_20_link" text:visited-style-name="Visited_20_Internet_20_Link">http://www.languagetool.org</text:a>):</text:p>
      <text:h text:style-name="P42" text:outline-level="2"><text:bookmark-start text:name="__RefHeading__491_1950126707"/>Asturian<text:bookmark-end text:name="__RefHeading__491_1950126707"/></text:h>
      <text:p text:style-name="P19">Apega testu equí. o revisa toes les pallabres de esti testu pa ver dalgún de los problemis que LanguageTool ye pa deteutar.<text:span text:style-name="T8"> </text:span>¿Afáyeste con los correutores gramaticales? Has date cuenta de que entá nun son perfeutos.</text:p>
      <text:h text:style-name="P41" text:outline-level="2"><text:bookmark-start text:name="__RefHeading__493_1950126707"/>Belarusian<text:bookmark-end text:name="__RefHeading__493_1950126707"/></text:h>
      <text:p text:style-name="P20">Паспрабуйце напісаць нейкі тэкст з памылкамі, а LanguageTool паспрабуе паказаць нейкия найбольш распаусюджаныя памылки.</text:p>
      <text:h text:style-name="P41" text:outline-level="2"><text:bookmark-start text:name="__RefHeading__495_1950126707"/>Breton<text:bookmark-end text:name="__RefHeading__495_1950126707"/></text:h>
      <text:p text:style-name="P21">Lakait amañ ho testenn vrezhonek da vezañ gwiriet. Pe implijit an frazenn-mañ gant meur a fazioù yezhadurel.</text:p>
      <text:h text:style-name="P41" text:outline-level="2"><text:bookmark-start text:name="__RefHeading__406_193762903"/>Catalan<text:bookmark-end text:name="__RefHeading__406_193762903"/></text:h>
      <text:p text:style-name="P16"><text:span text:style-name="T3">Trenta-dos home. N</text:span>o<text:note text:id="ftn1" text:note-class="endnote"><text:note-citation>i</text:note-citation><text:note-body><text:p text:style-name="P38">jkbjkk</text:p></text:note-body></text:note> tenen altra cosa que dir. </text:p>
      <text:h text:style-name="Heading_20_2" text:outline-level="2"><text:bookmark-start text:name="__RefHeading__354_1941845911"/>Chinese<text:bookmark-end text:name="__RefHeading__354_1941845911"/></text:h>
      <text:p text:style-name="P14">妈妈去菜市场捡菜。</text:p>
      <text:p text:style-name="P14"><text:bookmark-start text:name="__DdeLink__349_1941845911"/>战争期间发生了多次残无人道的屠杀。<text:bookmark-end text:name="__DdeLink__349_1941845911"/></text:p>
      <text:h text:style-name="P41" text:outline-level="2"><text:bookmark-start text:name="__RefHeading__497_1950126707"/>Danish<text:bookmark-end text:name="__RefHeading__497_1950126707"/></text:h>
      <text:p text:style-name="P22">Indsæt din egen tekst her , eller brug denne tekst til at se nogle af de fejl LanguageTool fanger. vær opmærksom på at den langtfra er er perfect, men skal være en hjælp til at få standartfejl frem i lyset.</text:p>
      <text:h text:style-name="P41" text:outline-level="2"><text:bookmark-start text:name="__RefHeading__499_1950126707"/>Dutch<text:bookmark-end text:name="__RefHeading__499_1950126707"/></text:h>
      <text:p text:style-name="P23">Een ieder kan fouten maken, tikvouten bij voorbeeld.</text:p>
      <text:h text:style-name="P46" text:outline-level="2"><text:bookmark-start text:name="__RefHeading__501_1950126707"/><text:span text:style-name="T5">E</text:span><text:span text:style-name="T4">speranto</text:span><text:bookmark-end text:name="__RefHeading__501_1950126707"/></text:h>
      <text:p text:style-name="P18">Mi lernas<text:note text:id="ftn2" text:note-class="footnote"><text:note-citation>1</text:note-citation><text:note-body><text:p text:style-name="P37">A footnote.</text:p></text:note-body></text:note> Esperanton ek de la jaro 2005. Li legas pri diluvio.</text:p>
      <text:h text:style-name="P47" text:outline-level="2"><text:bookmark-start text:name="__RefHeading__503_1950126707"/>French<text:bookmark-end text:name="__RefHeading__503_1950126707"/></text:h>
      <text:p text:style-name="P36">Copiez votre texte ici ou vérifiez cet exemple contenant plusieurs erreur que LanguageTool doit doit pouvoir detecter.</text:p>
      <text:h text:style-name="P41" text:outline-level="2"><text:bookmark-start text:name="__RefHeading__505_1950126707"/>Galician<text:bookmark-end text:name="__RefHeading__505_1950126707"/></text:h>
      <text:p text:style-name="P24">Esta vai a ser unha mostra de de exemplo para amosar o funcionamento de LanguageTool.</text:p>
      <text:h text:style-name="P41" text:outline-level="2"><text:bookmark-start text:name="__RefHeading__509_1950126707"/>Italian<text:bookmark-end text:name="__RefHeading__509_1950126707"/></text:h>
      <text:p text:style-name="P26">Inserite qui lo vostro testo... oppure controlate direttamente questo ed avrete un assaggio di quali errori possono essere identificati con LanguageTool.</text:p>
      <text:h text:style-name="P43" text:outline-level="2"><text:bookmark-start text:name="__RefHeading__511_1950126707"/><text:soft-page-break/>Japanese<text:bookmark-end text:name="__RefHeading__511_1950126707"/></text:h>
      <text:p text:style-name="P15"><text:bookmark-start text:name="__DdeLink__332_1088291646"/>そんじゃそこらで手に入る</text:p>
      <text:p text:style-name="P15">つれずれを慰める<text:bookmark-end text:name="__DdeLink__332_1088291646"/></text:p>
      <text:h text:style-name="P44" text:outline-level="2"><text:bookmark-start text:name="__RefHeading__513_1950126707"/>Persian<text:bookmark-end text:name="__RefHeading__513_1950126707"/></text:h>
      <text:p text:style-name="P40">ڪادو</text:p>
      <text:h text:style-name="P41" text:outline-level="2"><text:bookmark-start text:name="__RefHeading__515_1950126707"/>Polish<text:bookmark-end text:name="__RefHeading__515_1950126707"/></text:h>
      <text:p text:style-name="P27">Wpisz tekst lub użyj istniejącego przykładu. To jest przykładowy tekst który pokazuje, jak jak działa LanguageTool. LanguageTool ma jusz korektor psowni, który wyrurznia bledy na czewrono.</text:p>
      <text:h text:style-name="P41" text:outline-level="2"><text:bookmark-start text:name="__RefHeading__517_1950126707"/>Portuguese<text:bookmark-end text:name="__RefHeading__517_1950126707"/></text:h>
      <text:p text:style-name="P28">Cola o teu próprio texto aqui... ou verifica este texto, afim de ver alguns dos dos problemas que o LanguageTool consegue detectar. Isto tal vez permita corrigir os teus erros à última da hora.</text:p>
      <text:h text:style-name="P41" text:outline-level="2"><text:bookmark-start text:name="__RefHeading__519_1950126707"/>Russian<text:bookmark-end text:name="__RefHeading__519_1950126707"/></text:h>
      <text:p text:style-name="P29">Вставьте ваш текст сюда .. или проверьте этот текстт.</text:p>
      <text:h text:style-name="P41" text:outline-level="2"><text:bookmark-start text:name="__RefHeading__521_1950126707"/>Slovak<text:bookmark-end text:name="__RefHeading__521_1950126707"/></text:h>
      <text:p text:style-name="P30">Toto je ukážkový vstup, na predvedenie funkčnosti LanguageTool. Pamätajte si si, že neobsahuje "kontrolu" preklepo.</text:p>
      <text:h text:style-name="P41" text:outline-level="2"><text:bookmark-start text:name="__RefHeading__523_1950126707"/>Slovenian<text:bookmark-end text:name="__RefHeading__523_1950126707"/></text:h>
      <text:p text:style-name="P31">Tukaj vnesite svoje besedilo... Pa poglejmo primer besedila s nekaj napakami ki jih lahko razpozna orodje LanguageTool; ko opazite napake, jih lahko enostavno popiravite. ( Obenem se izvrši tudi preverjanje črkovanja črkovanja.</text:p>
      <text:h text:style-name="P41" text:outline-level="2"><text:bookmark-start text:name="__RefHeading__525_1950126707"/>Spanish<text:bookmark-end text:name="__RefHeading__525_1950126707"/></text:h>
      <text:p text:style-name="P32">Escriba un texto aquí. LanguageTool le ayudará a afrentar algunas dificultades propias de la escritura. Se a hecho un esfuerzo para detectar errores tipográficos, ortograficos y incluso gramaticales. También algunos errores de estilo, a grosso modo.</text:p>
      <text:h text:style-name="P41" text:outline-level="2"><text:bookmark-start text:name="__RefHeading__412_193762903"/>Tamil<text:bookmark-end text:name="__RefHeading__412_193762903"/></text:h>
      <text:p text:style-name="P17">புது மா கோலம் போடு மயிலே.</text:p>
      <text:h text:style-name="P41" text:outline-level="2"><text:bookmark-start text:name="__RefHeading__527_1950126707"/>Tagalog<text:bookmark-end text:name="__RefHeading__527_1950126707"/></text:h>
      <text:p text:style-name="P33">Ang LanguageTool ay maganda gamit sa araw-araw. Ang talatang ito ay nagpapakita ng ng kakayahan ng LanguageTool at hinahalimbawa kung paano ito gamitin. Litaw rin sa talatang ito na may mga bagaybagay na hindii pa kayang itama nng LanguageTool.</text:p>
      <text:h text:style-name="P41" text:outline-level="2"><text:bookmark-start text:name="__RefHeading__529_1950126707"/>Ukrainian<text:bookmark-end text:name="__RefHeading__529_1950126707"/></text:h>
      <text:p text:style-name="P34">УВАГА! Внизу наведено приклад тексту з помилками, які допоможе виправити LanguageTool. Будь-ласка, вставте тутт ваш текст, або перевірте цей текст на предмет помилок. Знайти всі помилки для LanguageTool є не по силах з багатьох причин але дещо він вам все таки <text:soft-page-break/>підкаже. Порівняно з засобами перевірки орфографії LanguageTool також змайде граматичні та стильові проблеми. LanguageTool — ваш самий кращий помічник.</text:p>
      <text:h text:style-name="P45" text:outline-level="2">English (ngram data)</text:h>
      <text:p text:style-name="P35"><text:span text:style-name="T6">A</text:span><text:span text:style-name="T4">s of 2015-06-29 these errors can only be found when the ngram-based confusion rule is active:</text:span></text:p>
      <text:p text:style-name="Text_20_body"><text:span text:style-name="T6">I can't remember how to go </text:span><text:span text:style-name="Strong_20_Emphasis"><text:span text:style-name="T6">their</text:span></text:span><text:span text:style-name="T6">.<text:line-break/></text:span><text:span text:style-name="T4">I didn't </text:span><text:span text:style-name="Strong_20_Emphasis"><text:span text:style-name="T4">now</text:span></text:span><text:span text:style-name="T4"> where it came from. <text:line-break/>Alabama has </text:span><text:span text:style-name="Strong_20_Emphasis"><text:span text:style-name="T4">for</text:span></text:span><text:span text:style-name="T4"> of the world's largest stadiums. </text:span></text:p>
      <text:h text:style-name="P41" text:outline-level="2"><text:bookmark-start text:name="__RefHeading__345_1941845911"/>English <text:span text:style-name="T2">(UK)</text:span><text:bookmark-end text:name="__RefHeading__345_1941845911"/></text:h>
      <text:p text:style-name="P9">Because to much snow was on it.</text:p>
      <text:p text:style-name="P10">Because to much snow was on it.<text:note text:id="ftn3" text:note-class="footnote"><text:note-citation>2</text:note-citation><text:note-body><text:p text:style-name="P37">More, a error in the footnote.</text:p></text:note-body></text:note> <text:span text:style-name="T7">Next sentence.</text:span></text:p>
      <text:p text:style-name="P10">Because to much snow was on it<text:note text:id="ftn4" text:note-class="footnote"><text:note-citation>3</text:note-citation><text:note-body><text:p text:style-name="P37">More.</text:p></text:note-body></text:note>. <text:span text:style-name="T7">Next sentence.</text:span></text:p>
      <text:p text:style-name="P12">Because to<text:note text:id="ftn5" text:note-class="footnote"><text:note-citation>4</text:note-citation><text:note-body><text:p text:style-name="P37">Another footnote.</text:p></text:note-body></text:note> much snow was on it<text:note text:id="ftn6" text:note-class="footnote"><text:note-citation>5</text:note-citation><text:note-body><text:p text:style-name="P37">Next footnote.</text:p></text:note-body></text:note>, <text:span text:style-name="T7">and the the word got repeated</text:span>.</text:p>
      <text:p text:style-name="P10">Because<text:note text:id="ftn7" text:note-class="footnote"><text:note-citation>6</text:note-citation><text:note-body><text:p text:style-name="P37">Another footnote.</text:p></text:note-body></text:note> to much snow was on it<text:note text:id="ftn8" text:note-class="footnote"><text:note-citation>7</text:note-citation><text:note-body><text:p text:style-name="P37">Next footnote.</text:p></text:note-body></text:note>, <text:span text:style-name="T7">and the the word got repeated</text:span>.</text:p>
      <text:p text:style-name="P11">Because<text:note text:id="ftn9" text:note-class="endnote"><text:note-citation>ii</text:note-citation><text:note-body><text:p text:style-name="P39">End note</text:p></text:note-body></text:note> to much snow was on it<text:note text:id="ftn10" text:note-class="footnote"><text:note-citation>8</text:note-citation><text:note-body><text:p text:style-name="P37">Next footnote.</text:p></text:note-body></text:note>, <text:span text:style-name="T7">and the the word got repeated</text:span>.</text:p>
      <text:p text:style-name="P9">I can give you more a detailed description of what's necessary.</text:p>
      <text:p text:style-name="P9">Some would think you a fortunate man.</text:p>
      <text:h text:style-name="P41" text:outline-level="2"><text:bookmark-start text:name="__RefHeading__323_2026026154"/>English <text:span text:style-name="T2">(USA)</text:span><text:bookmark-end text:name="__RefHeading__323_2026026154"/></text:h>
      <text:p text:style-name="P8">Errors detected by Java rules:</text:p>
      <text:p text:style-name="P7"/>
      <text:p text:style-name="P7">A comma , but with too much whitespace.</text:p>
      <text:p text:style-name="P7">Too many dots..</text:p>
      <text:p text:style-name="P7">Incorrect whitespace ( spaces ) at parentheses.</text:p>
      <text:p text:style-name="P7">After a comma,there must be whitespace.</text:p>
      <text:p text:style-name="P7">a sentence should start with an uppercase letter.</text:p>
      <text:p text:style-name="P7">Repetition: I i am not repeating myself.</text:p>
      <text:p text:style-name="P7"><text:span text:style-name="T9">It was a</text:span> hour ago.</text:p>
      <text:p text:style-name="P7">At an university.</text:p>
      <text:p text:style-name="P7">I go to high school (warning if user's mother tongue is German).</text:p>
      <text:p text:style-name="P7"/>
      <text:p text:style-name="P8">Errors detected by patterns (see rules/en/grammar.xml):</text:p>
      <text:p text:style-name="P7"/>
      <text:p text:style-name="P7">Because to much snow was on it.</text:p>
      <text:p text:style-name="P7">I can give you more a detailed description of what's necessary.</text:p>
      <text:p text:style-name="P7">Some would think you a fortunate man.</text:p>
      <text:p text:style-name="P7">Yes it is, to a certain extend.</text:p>
      <text:p text:style-name="P7">Now, this is were my ignorance sets in.</text:p>
      <text:p text:style-name="P7">Type in one ore more words.</text:p>
      <text:p text:style-name="P7">The trash folder is the only on for me that works.</text:p>
      <text:p text:style-name="P7">He noticed that their is a new test.</text:p>
      <text:p text:style-name="P7">I a not sure.</text:p>
      <text:p text:style-name="P7">Ah, I new you would say that.</text:p>
      <text:p text:style-name="P7">Please not that saying "Open Source" does not mean very much.</text:p>
      <text:p text:style-name="P7"><text:soft-page-break/>I'm nut sure.</text:p>
      <text:p text:style-name="P7">We think it helps finding bottlenecks and so one.</text:p>
      <text:p text:style-name="P7">Or we just through away all bugs.</text:p>
      <text:p text:style-name="P7">Or way that a very recent change in Qt?</text:p>
      <text:p text:style-name="P7">Thanks for the responds.</text:p>
      <text:p text:style-name="P7">It's the only part of KDE I know off that uses automasking.</text:p>
      <text:p text:style-name="P7">Please don't us dispose.</text:p>
      <text:p text:style-name="P7">I thing that's a good idea.</text:p>
      <text:p text:style-name="P7">Were are in the process of implementing this.</text:p>
      <text:p text:style-name="P7">...which is wasn't the last day.</text:p>
      <text:p text:style-name="P7">Thanks again fore your help.</text:p>
      <text:p text:style-name="P7">It's less controversial then one would think.</text:p>
      <text:p text:style-name="P7">How to add equal values and than replace them with their sum?</text:p>
      <text:p text:style-name="P7">The a thing is this.</text:p>
      <text:p text:style-name="P7">Of cause all these things are relative.</text:p>
      <text:p text:style-name="P7">Single Clicking rather then Double Clicking</text:p>
      <text:p text:style-name="P7">Although I must admit when I look ate the paperback...</text:p>
      <text:p text:style-name="P7">This is a know problem.</text:p>
      <text:p text:style-name="P7">Something that my be interesting...</text:p>
      <text:p text:style-name="P7">This will be a much work.</text:p>
      <text:p text:style-name="P7">Kyoto is the most oldest city.</text:p>
      <text:p text:style-name="P7">I definitely think is should be less than four years.</text:p>
      <text:p text:style-name="P7">I should of known that right from the start.</text:p>
      <text:p text:style-name="P7">I have been out with the flew for the past 3 days.</text:p>
      <text:p text:style-name="P7">This house is as big than mine.</text:p>
      <text:p text:style-name="P7">This box contains as much like possible.</text:p>
      <text:p text:style-name="P7">You can not use the keyboard to select an item.</text:p>
      <text:p text:style-name="P7">I cant view PDF files in Explorer.</text:p>
      <text:p text:style-name="P7">The tagger will return more then one tag.</text:p>
      <text:p text:style-name="P7">Its where people walk around.</text:p>
      <text:p text:style-name="P7">Its a good opportunity.</text:p>
      <text:p text:style-name="P7">There no will be a park.</text:p>
      <text:p text:style-name="P7">There's no a new building.</text:p>
      <text:p text:style-name="P7">No is the right time.</text:p>
      <text:h text:style-name="P41" text:outline-level="2"><text:bookmark-start text:name="__RefHeading__347_1941845911"/>German<text:bookmark-end text:name="__RefHeading__347_1941845911"/></text:h>
      <text:p text:style-name="P6">Fehler, für die es Java-Regeln gibt:</text:p>
      <text:p text:style-name="P4"/>
      <text:p text:style-name="Standard">Wiederholung: Lieber will will ich das nicht.</text:p>
      <text:p text:style-name="Standard">Das Komma ist falsch , wegen dem Leerzeichen.</text:p>
      <text:p text:style-name="Standard">Das Komma ist auch falsch ,wegen dem Leerzeichen.</text:p>
      <text:p text:style-name="Standard">Zwei Kommas oder Punkte,, das ist meist Quatsch..</text:p>
      <text:p text:style-name="Standard">ein Satz sollte schon mit einem Großbuchstaben beginnen.</text:p>
      <text:p text:style-name="Standard">Das laufen fällt mir leicht.</text:p>
      <text:p text:style-name="Standard">Wohin soll es Dann gehen?</text:p>
      <text:p text:style-name="Standard">Test einer Diäten- Erhöhung.</text:p>
      <text:p text:style-name="Standard">Das spiegelt die Situation wieder.</text:p>
      <text:p text:style-name="Standard">Er legt eine alte CD ROM ein.</text:p>
      <text:p text:style-name="Standard">Das Essen steht auf die Tisch.<text:line-break/>Das Essen steht auf den Tische.<text:line-break/>Das Essen steht auf den Tisches.<text:line-break/>Die schöne Decke des Tisch.<text:line-break/>Das Auto ein Mannes.<text:line-break/>Das Fahrrad des großer Mannes.</text:p>
      <text:p text:style-name="Standard"><text:soft-page-break/>Das ist aufwendig, aber nicht zu aufwändig.</text:p>
      <text:p text:style-name="Standard">Das ist aufwändig, aber nicht zu aufwendig.</text:p>
      <text:p text:style-name="Standard"><text:bookmark-start text:name="__DdeLink__98_306827194"/>Das Differential. Und im nächsten Satz heißt es Differenzial.<text:bookmark-end text:name="__DdeLink__98_306827194"/></text:p>
      <text:p text:style-name="Standard">Hier steht Thunfisch.</text:p>
      <text:p text:style-name="Standard"/>
      <text:p text:style-name="Standard">Und einen Absatz weiter dann Tunfisch.</text:p>
      <text:p text:style-name="P13"/>
      <text:p text:style-name="P5">Fehler, für die es Patterns gibt (siehe rules/de/grammar.xml):</text:p>
      <text:p text:style-name="P4"/>
      <text:p text:style-name="Standard">Die SPD meuchelt aus versehen ihren Chef.</text:p>
      <text:p text:style-name="Standard">Meine fragen hat bislang keiner gelesen.</text:p>
      <text:p text:style-name="Standard">Möglicher Weise ist die Gelbphase zu kurz eingestellt.</text:p>
      <text:p text:style-name="Standard">... sie mit einem Maulkorb herumlaufen zu lasen.</text:p>
      <text:p text:style-name="Standard">Einer verbreiteten legende nach ist dieser Satz aus guten gründen falsch.</text:p>
      <text:p text:style-name="Standard">Was ist ein ökonomischer Gottesdienst?</text:p>
      <text:p text:style-name="Standard">Aber denn haben Sie ja schon.</text:p>
      <text:p text:style-name="Standard">Da konnte ich meine Finger nicht mehr im Zaun halten.</text:p>
      <text:p text:style-name="Standard">Da würde ich auch Bescheide sagen. Da würde ich auch Bescheids geben.</text:p>
      <text:p text:style-name="Standard">Müller wird zum Aufständler und Rebellen wieder Willen. Das Für und Wieder sollte ohne wenn und aber erwogen werden.</text:p>
      <text:p text:style-name="Standard">Ich veralte auf diese Weise so um die 100 E-Mail-Adressen. Das war es auch von wieder von mir. Internet mit ohne Schnur. Bitte halte mich auf dem laufenden. Sie können dies als Service für Ihre bereit bestehende Seite benutzen.</text:p>
      <text:p text:style-name="Standard">Es regnet in strömen.</text:p>
      <text:p text:style-name="Standard">Das liegt in weiter ferne.</text:p>
      <text:p text:style-name="Standard">Das kostet 20 € pro stunde.</text:p>
      <text:p text:style-name="Standard">Ich wohne in essen.</text:p>
      <text:p text:style-name="Standard">Er wurde rot vor ärger.</text:p>
      <text:p text:style-name="Standard">Sie gaben es Preis.</text:p>
      <text:p text:style-name="Standard">Plötzlich liefen auf einmal alle durch einander. Sie hatten einander gegenseitig so lieb. Zwischen 2004 bis 2005, zwischen Montag bis Freitag.</text:p>
      <text:p text:style-name="Standard">Er versuchte es zu zumachen. Er versuchte es auf zu machen. Meines Wissens nach kann diese Redewendung total nervig sein.</text:p>
      <text:p text:style-name="Standard">Zu erst wussten wir nicht so genau, was wir überhaupt machen sollten.</text:p>
      <text:p text:style-name="Standard">In den räumen wurde es dunkel. Die über quellenden Mülleimer.</text:p>
      <text:p text:style-name="Standard">Ich bekam es mit der angst zu tun. Das ist ein Bisschen blöd.</text:p>
      <text:p text:style-name="Standard">Was wünscht du dir zu Weihnachten? Wenn du abrutscht, fange ich dich auf.</text:p>
      <text:p text:style-name="Standard">Es lief wieder exakt genauso wie beim vorherigen Versuch.</text:p>
      <text:p text:style-name="Standard">Seid einigen Tagen läuft alles wieder normal. Sie gab ihre PIN-Nummer ein.</text:p>
      <text:p text:style-name="Standard">Verständlicher Weise wollte er nicht mitmachen.</text:p>
      <text:p text:style-name="Standard">Beiträge, die etwas wichtiges über den Verlauf verraten, bitte kennzeichnen.</text:p>
      <text:p text:style-name="Standard">Gemäß des Beschlusses der Kultusministerkonferenz <text:span text:style-name="T1">…</text:span></text:p>
      <text:p text:style-name="Standard">Sie fiel plötzlich aus der rolle. Wir Treffen uns später.</text:p>
      <text:p text:style-name="Standard">Ihr müsst wo anders danach suchen. Die hecke soll geschnitten werden.</text:p>
      <text:p text:style-name="Standard">Wir haben es bereits schon eine Millionen Mal mit schlechtem gewissen getan, obwohl es in vielen fällen rechtlich legal war. Es war freilich ein sehr schmaler Grad, auf dem wir uns da Kreuz und quer bewegten, deswegen machten wir uns sorgen. Wir versuchten zwar, im voraus licht ins dunkel zu bringen, indem wir <text:s/>die juristische Literatur studierten, um die Wahrheit ans helle licht zu bringen, aber die Lage war zu undurchschaubar. Es gelang uns jedoch nicht, daraus nutzen zu ziehen. Wir taten das alles natürlich auf eigene kosten, was uns auf die nerven ging, doch diese Praxis ist gang und gebe.</text:p>
      <text:p text:style-name="Standard">Dahinter verbirgt sich nichts gutes.</text:p>
      <text:p text:style-name="P2">Mit Freundlichen grüßen,<text:line-break/>Manuela Mustermann</text:p>
      <text:p text:style-name="P3"><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sans" svg:font-family="Lucidasan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UMing H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English LanguageTool error examples</dc:title>
    <meta:creation-date>2005-12-04T18:11:30</meta:creation-date>
    <dc:date>2017-06-27T14:38:05.642218147</dc:date>
    <dc:language>en-GB</dc:language>
    <meta:editing-cycles>38</meta:editing-cycles>
    <meta:editing-duration>PT1H17M32S</meta:editing-duration>
    <meta:document-statistic meta:table-count="0" meta:image-count="0" meta:object-count="0" meta:page-count="7" meta:paragraph-count="178" meta:word-count="1629" meta:character-count="9430" meta:non-whitespace-character-count="8016"/>
    <meta:user-defined meta:name="Info 1"/>
    <meta:user-defined meta:name="Info 2"/>
    <meta:user-defined meta:name="Info 3"/>
    <meta:user-defined meta:name="Info 4"/>
  </office:meta>
</office:document-meta>
</file>